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elle1" style:family="table">
      <style:table-properties style:width="15.984cm" fo:margin-left="-0.191cm" fo:margin-top="0cm" fo:margin-bottom="0cm" table:align="left" style:writing-mode="lr-tb"/>
    </style:style>
    <style:style style:name="Tabelle1.A" style:family="table-column">
      <style:table-column-properties style:column-width="3.563cm"/>
    </style:style>
    <style:style style:name="Tabelle1.B" style:family="table-column">
      <style:table-column-properties style:column-width="12.421cm"/>
    </style:style>
    <style:style style:name="Tabelle1.1" style:family="table-row">
      <style:table-row-properties style:keep-together="true" fo:keep-together="auto"/>
    </style:style>
    <style:style style:name="Tabelle1.A1" style:family="table-cell">
      <style:table-cell-properties fo:padding-left="0.191cm" fo:padding-right="0.191cm" fo:padding-top="0cm" fo:padding-bottom="0cm" fo:border="0.018cm solid #00000a"/>
    </style:style>
    <style:style style:name="Tabelle1.A4" style:family="table-cell">
      <style:table-cell-properties fo:padding-left="0.191cm" fo:padding-right="0.191cm" fo:padding-top="0cm" fo:padding-bottom="0cm" fo:border-left="0.018cm solid #00000a" fo:border-right="0.018cm solid #00000a" fo:border-top="none" fo:border-bottom="0.018cm solid #00000a"/>
    </style:style>
    <style:style style:name="P1" style:family="paragraph" style:parent-style-name="Standard">
      <style:paragraph-properties fo:line-height="100%"/>
    </style:style>
    <style:style style:name="P2"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chichte Desmond: </text:p>
      <text:p text:style-name="Standard">Desmond MacVain ist Bruder der berühmten Patricia MacVain und Sohn seines Vaters Herr MacVain. Seine Familie ist irischer Abstammung, lebt aber nun seit einigen Generationen in New York. Er war schon immer sehr an Medizin interessiert und begann mit 18 an der New York University School of Medicine Medizin zu studieren. Aufgrund der Bevorzugung durch seinen Vater, litt die Beziehung zu seiner Schwester, was er ihm nie ganz verzieh. Während des ersten Weltkriegs lernte er Prudence in einem Lazarett kennen und bewahrte ihre Adresse. Er schloss sein Studium mit 24 ab und arbeitete danach im The Brooklyn Hospital, wo er Elizabeth Campbell kennenlernte, mit der er bis heute eine gute Freundschaft pflegt. Nach wenigen Monaten aber ließ er sich aufgrund der besseren Konditionen ins Bellevue Hospital versetzen. Seit etwa einem viertel Jahr ist er mit Ella Geraldson<text:bookmark text:name="Bookmark"/> verlobt, die er in einem der vielen Nachtclubs New Yorks kennenlernte und die selbst Saxofonistin ist. </text:p>
      <text:p text:style-name="Standard">Durch seine Zeit im The Brooklyn Hospital sah er auch viel Leid durch Krankheit, unter anderem durch das Poliovirus. Er fand es manchmal schwer zu ertragen, all die Kinder und Leute zu sehen, die unter den Auswirkungen und Folgen der Krankheit litten. Da er selbst auch über Kenntnis in Pharmazie verfügte, entwickelte sich in ihm der Wunsch, ein Heilmittel, oder zumindest einen Impfstoff, gegen Polio herzustellen. Diese Idee behielt er aber länger Zeit noch für sich und erwähnte sie niemandem gegenüber.</text:p>
      <text:p text:style-name="Standard"/>
      <table:table table:name="Tabelle1" table:style-name="Tabelle1">
        <table:table-column table:style-name="Tabelle1.A"/>
        <table:table-column table:style-name="Tabelle1.B"/>
        <table:table-row table:style-name="Tabelle1.1">
          <table:table-cell table:style-name="Tabelle1.A1" office:value-type="string">
            <text:p text:style-name="P1">29. August (Mi)</text:p>
          </table:table-cell>
          <table:table-cell table:style-name="Tabelle1.A1" office:value-type="string">
            <text:p text:style-name="P1">Desmond geht ins TBH um sich dort mit Elizabeth über sein Problem zu unterhalten. Werden von Cathleen belauscht. Cathleen spricht Desmond etwas später an und macht ihm das Angebot.</text:p>
          </table:table-cell>
        </table:table-row>
        <table:table-row table:style-name="Tabelle1.1">
          <table:table-cell table:style-name="Tabelle1.A1" office:value-type="string">
            <text:p text:style-name="P1">6. September (Do)</text:p>
          </table:table-cell>
          <table:table-cell table:style-name="Tabelle1.A1" office:value-type="string">
            <text:p text:style-name="P1">Anruf von Cathleen an Desmond. Austausch der Lage und des Codes des Schließfachs. Ella bekommt etwas mit.</text:p>
          </table:table-cell>
        </table:table-row>
        <table:table-row table:style-name="Tabelle1.1">
          <table:table-cell table:style-name="Tabelle1.A1" office:value-type="string">
            <text:p text:style-name="P1">7. September (Fr)</text:p>
          </table:table-cell>
          <table:table-cell table:style-name="Tabelle1.A1" office:value-type="string">
            <text:p text:style-name="P1">Erste Lieferung zusammen mit Linse und erstem Brief. Kult nennt ihm Gegenleistung.</text:p>
          </table:table-cell>
        </table:table-row>
        <table:table-row table:style-name="Tabelle1.1">
          <table:table-cell table:style-name="Tabelle1.A4" office:value-type="string">
            <text:p text:style-name="P1">8. September (Sa)</text:p>
          </table:table-cell>
          <table:table-cell table:style-name="Tabelle1.A4" office:value-type="string">
            <text:p text:style-name="P1">Desmond erkennt die Echtheit der Lieferung und beginnt nach einem Apartment zu suchen. </text:p>
          </table:table-cell>
        </table:table-row>
        <table:table-row table:style-name="Tabelle1.1">
          <table:table-cell table:style-name="Tabelle1.A4" office:value-type="string">
            <text:p text:style-name="P1">12. September (Mi)</text:p>
          </table:table-cell>
          <table:table-cell table:style-name="Tabelle1.A4" office:value-type="string">
            <text:p text:style-name="P1">Desmond hat sich ein paar Apartments aus der Zeitung ausgesucht und besichtigt nun diese. Er entscheidet sich rasch für eines. Bezahlt drei Monate Miete im Voraus. </text:p>
          </table:table-cell>
        </table:table-row>
        <table:table-row table:style-name="Tabelle1.1">
          <table:table-cell table:style-name="Tabelle1.A4" office:value-type="string">
            <text:p text:style-name="P1">17. September (Mo)</text:p>
          </table:table-cell>
          <table:table-cell table:style-name="Tabelle1.A4" office:value-type="string">
            <text:p text:style-name="P1">Lieferung Desmonds an die Packstation.</text:p>
          </table:table-cell>
        </table:table-row>
        <table:table-row table:style-name="Tabelle1.1">
          <table:table-cell table:style-name="Tabelle1.A1" office:value-type="string">
            <text:p text:style-name="P1">21. September (Fr)</text:p>
          </table:table-cell>
          <table:table-cell table:style-name="Tabelle1.A1" office:value-type="string">
            <text:p text:style-name="P1">Lieferung der Kultisten.</text:p>
          </table:table-cell>
        </table:table-row>
        <table:table-row table:style-name="Tabelle1.1">
          <table:table-cell table:style-name="Tabelle1.A4" office:value-type="string">
            <text:p text:style-name="P1">1. Oktober (Mo)</text:p>
          </table:table-cell>
          <table:table-cell table:style-name="Tabelle1.A4" office:value-type="string">
            <text:p text:style-name="P1">Lieferung Desmonds an die Packstation.</text:p>
          </table:table-cell>
        </table:table-row>
        <table:table-row table:style-name="Tabelle1.1">
          <table:table-cell table:style-name="Tabelle1.A1" office:value-type="string">
            <text:p text:style-name="P1">5. Oktober (Fr)</text:p>
          </table:table-cell>
          <table:table-cell table:style-name="Tabelle1.A1" office:value-type="string">
            <text:p text:style-name="P1">Lieferung der Kultisten.</text:p>
          </table:table-cell>
        </table:table-row>
        <table:table-row table:style-name="Tabelle1.1">
          <table:table-cell table:style-name="Tabelle1.A4" office:value-type="string">
            <text:p text:style-name="P1">15. Oktober (Mo)</text:p>
          </table:table-cell>
          <table:table-cell table:style-name="Tabelle1.A4" office:value-type="string">
            <text:p text:style-name="P1">Lieferung Desmonds an die Packstation.</text:p>
          </table:table-cell>
        </table:table-row>
        <table:table-row table:style-name="Tabelle1.1">
          <table:table-cell table:style-name="Tabelle1.A1" office:value-type="string">
            <text:p text:style-name="P1">19. Oktober (Fr)</text:p>
          </table:table-cell>
          <table:table-cell table:style-name="Tabelle1.A1" office:value-type="string">
            <text:p text:style-name="P1">Desmond erhält den Brief und letzte Lieferung, die Desmond nicht mitnimmt.</text:p>
          </table:table-cell>
        </table:table-row>
        <table:table-row table:style-name="Tabelle1.1">
          <table:table-cell table:style-name="Tabelle1.A1" office:value-type="string">
            <text:p text:style-name="P1">20. Oktober (Sa)</text:p>
          </table:table-cell>
          <table:table-cell table:style-name="Tabelle1.A1" office:value-type="string">
            <text:p text:style-name="P1">Desmond schreibt die Briefe an die Investigatoren.</text:p>
          </table:table-cell>
        </table:table-row>
        <table:table-row table:style-name="Tabelle1.1">
          <table:table-cell table:style-name="Tabelle1.A1" office:value-type="string">
            <text:p text:style-name="P1">26. Oktober (Fr), </text:p>
            <text:p text:style-name="P1">21 Uhr</text:p>
          </table:table-cell>
          <table:table-cell table:style-name="Tabelle1.A1" office:value-type="string">
            <text:p text:style-name="P1">Zeitpunkt der geplanten Übergabe, zu der Desmond nicht erscheint.</text:p>
          </table:table-cell>
        </table:table-row>
        <table:table-row table:style-name="Tabelle1.1">
          <table:table-cell table:style-name="Tabelle1.A1" office:value-type="string">
            <text:p text:style-name="P1">27. Oktober (Sa)</text:p>
          </table:table-cell>
          <table:table-cell table:style-name="Tabelle1.A1" office:value-type="string">
            <text:p text:style-name="P1">Kult legt Drohbrief mit Kontaktdeadline (30.10.) in das Schließfach.</text:p>
          </table:table-cell>
        </table:table-row>
        <table:table-row table:style-name="Tabelle1.1">
          <table:table-cell table:style-name="Tabelle1.A1" office:value-type="string">
            <text:p text:style-name="P1">30. Oktober (Di)</text:p>
          </table:table-cell>
          <table:table-cell table:style-name="Tabelle1.A1" office:value-type="string">
            <text:p text:style-name="P1">Kontaktdeadline verstreicht. Kult plant Entführung und Folterung.</text:p>
          </table:table-cell>
        </table:table-row>
        <table:table-row table:style-name="Tabelle1.1">
          <table:table-cell table:style-name="Tabelle1.A1" office:value-type="string">
            <text:p text:style-name="P1">31. Oktober (Mi),</text:p>
            <text:p text:style-name="P1">23:30 Uhr</text:p>
          </table:table-cell>
          <table:table-cell table:style-name="Tabelle1.A1" office:value-type="string">
            <text:p text:style-name="P1">Entführung von Desmond.</text:p>
          </table:table-cell>
        </table:table-row>
        <table:table-row table:style-name="Tabelle1.1">
          <table:table-cell table:style-name="Tabelle1.A1" office:value-type="string">
            <text:p text:style-name="P1">1. November (Do), </text:p>
            <text:p text:style-name="P1">11 Uhr </text:p>
          </table:table-cell>
          <table:table-cell table:style-name="Tabelle1.A1" office:value-type="string">
            <text:p text:style-name="P1">Gleichzeitige Ankunft der Investigatoren an Desmonds Wohnblock</text:p>
          </table:table-cell>
        </table:table-row>
        <table:table-row table:style-name="Tabelle1.1">
          <table:table-cell table:style-name="Tabelle1.A1" office:value-type="string">
            <text:p text:style-name="P1">11:30 Uhr</text:p>
          </table:table-cell>
          <table:table-cell table:style-name="Tabelle1.A1" office:value-type="string">
            <text:p text:style-name="P1">Ankunft von Desmonds Verlobten Ella Geraldson am Apartment</text:p>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ext:soft-page-break/>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row table:style-name="Tabelle1.1">
          <table:table-cell table:style-name="Tabelle1.A1" office:value-type="string">
            <text:p text:style-name="P1"/>
          </table:table-cell>
          <table:table-cell table:style-name="Tabelle1.A1" office:value-type="string">
            <text:p text:style-name="P1"/>
          </table:table-cell>
        </table:table-row>
      </table:table>
      <text:p text:style-name="Standard"/>
      <text:p text:style-name="Standard">Vorgeschichte des Abenteuers:</text:p>
      <text:p text:style-name="Standard">Desmond ist nun schon etwa 1 ½ Jahre am Bellevue Hospital (BH) tätig. Er wohnt mit seiner Verlobten etwa 20 Minuten mit dem Bus entfernt vom BH. In seiner freien Zeit forscht er an der Entwicklung des Polio- Impfstoffes. Dafür „opfert“ er seine Pausen und seinen Feierabend. Doch die Extraktion der Viren gestaltet sich sehr schwierig. Deshalb wächst mit der Zeit seine Resignation. Er befragt einige Kollegen nach Lösungen für sein Problem, die ihm aber alle nicht weiterhelfen können. Einige Tage darauf besuchte er auch seine gute Freundin Elizabeth Campbell am The Brooklyn Hospital (TBH). Er erzählte ihr von seinem Vorhaben und der Schwierigkeit, die sich ihm dabei stellt. Cathleen Sullivan belauscht dieses Gespräch und sieht die Gelegenheit für sich und ihren Kult. Später am Parkplatz macht sie Desmond ein Angebot: Sie könne liefern, was er benötige. Zunächst erstmal ein wenig, damit Desmond sich auf das Angebot einlassen kann. Dafür soll er ein Schließfach anmieten und auf einen Anruf von Cathleen warten. Desmond tut wie ihm geheißen und setzt den Schließfachcode auf das Datum seiner Verlobung (06.08.1923 -&gt; Code ist 0806, da englisches Format MM-DD-YYYY). Etwa eine Woche später erhält er einen Anruf von Cathleen. Sie erkundigt sich über die Lage und den Code des Schließfachs und gibt Bescheid, dass er sich die Ware am nächsten Morgen abholen kann. Ella bekommt das Telefonat und die Aufregung ihres Verlobten mit, dieser gibt darüber aber nur wenig Auskunft und Ella lässt das Thema ruhen. </text:p>
      <text:p text:style-name="Standard">Am nächsten Tag holt Desmond während seiner Mittagspause eine rundliche Phiole mit Metallschraubverschluss, die mit einer klaren Flüssigkeit (Wasser) gefüllt ist, aus dem Schließfach. Das Wasser der Phiole dient den Viren als Trägermittel. Außerdem befand sich im Schließfach noch ein Brief, in dem der Kult Desmond erklärt, was er ihnen als Gegenleistung schuldig sei und wie er es ihnen übermitteln solle, und eine spezielle, magische Linse, die es ihm erlaubt, die Viren genauer zu betrachten und zu untersuchen. Er nahm Viren und Linse mit in das Labor des BH und untersuchte sie dort. Er führte dazu ein paar Vergleichsproben mit der Linse durch. Er war sich nach kurzer Zeit sicher, dass dies wirklich die Polioviren sind, die er benötigt. Aber er stellt auch fest, dass er nicht ewig lang im Labor des Krankenhauses weiterforschen kann, da sonst Fragen aufkämen, woher er denn seine Forschungsmittel nehme. Deswegen hält er in den nächsten Tagen nach einem günstigen Apartment Ausschau. Nach wenigen Tagen hatte er eine engere Auswahl getroffen und besichtigte diese. Noch am selben Tag mietete er eines der Apartments an und bezahlte die Miete drei Monate im Voraus. </text:p>
      <text:p text:style-name="Standard">So verstreichen nun weitere Wochen, in denen Desmond immer wieder Lieferungen seinerseits an die Packstation in Union-City macht und er selbst Lieferungen mit Viren erhält. Er forscht und testet seinen Impfstoff auch an Menschen.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libri" svg:font-family="Calibri"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fo:text-align="justify" style:text-autospace="ideograph-alpha" style:line-break="strict" style:writing-mode="lr-tb" style:font-independent-line-spacing="false">
        <style:tab-stops/>
      </style:paragraph-properties>
      <style:text-properties style:use-window-font-color="true" fo:font-size="11pt" fo:language="de" fo:country="DE" style:font-size-asian="11pt" style:language-asian="en" style:country-asian="US" style:font-size-complex="11pt" style:language-complex="ar" style:country-complex="SA"/>
    </style:default-style>
    <style:default-style style:family="paragraph">
      <style:paragraph-properties fo:line-height="108%" fo:text-align="justify" style:justify-single-word="false" fo:hyphenation-ladder-count="no-limit" style:text-autospace="ideograph-alpha" style:punctuation-wrap="hanging" style:line-break="strict" style:tab-stop-distance="1.249cm" style:writing-mode="page"/>
      <style:text-properties style:use-window-font-color="true" style:font-name="Calibri" fo:font-size="11pt" fo:language="de" fo:country="DE"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ascha Hofmann</meta:initial-creator>
    <dc:creator>Prisca Rambach</dc:creator>
    <meta:editing-cycles>21</meta:editing-cycles>
    <meta:creation-date>2020-01-26T17:21:00</meta:creation-date>
    <dc:date>2020-02-02T11:58:53.77</dc:date>
    <meta:editing-duration>P0D</meta:editing-duration>
    <meta:generator>OpenOffice/4.1.7$Win32 OpenOffice.org_project/417m1$Build-9800</meta:generator>
    <meta:document-statistic meta:table-count="1" meta:image-count="0" meta:object-count="0" meta:page-count="2" meta:paragraph-count="46" meta:word-count="940" meta:character-count="60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